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778ca"/>
    </style:style>
    <style:style style:name="P2" style:family="paragraph" style:parent-style-name="Heading_20_3">
      <style:text-properties officeooo:paragraph-rsid="000778c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overlays"/></text:p>
      <text:p text:style-name="Standard"><text:a xlink:type="simple" xlink:href="https://www.youtube.com/watch?v=juldrxDrSH0&amp;list=PLhW3qG5bs-L-oT0GenwPLcJAPD_SiFK3C" text:style-name="Internet_20_link" text:visited-style-name="Visited_20_Internet_20_Link"><text:span text:style-name="T2"/></text:a></text:p>
      <text:p text:style-name="Standard"><text:a xlink:type="simple" xlink:href="https://www.youtube.com/watch?v=juldrxDrSH0&amp;list=PLhW3qG5bs-L-oT0GenwPLcJAPD_SiFK3C" text:style-name="Internet_20_link" text:visited-style-name="Visited_20_Internet_20_Link"><text:span text:style-name="T2"/></text:a></text:p>
      <text:p text:style-name="Standard"><text:a xlink:type="simple" xlink:href="https://www.youtube.com/watch?v=juldrxDrSH0&amp;list=PLhW3qG5bs-L-oT0GenwPLcJAPD_SiFK3C" text:style-name="Internet_20_link" text:visited-style-name="Visited_20_Internet_20_Link"><text:span text:style-name="T2">Postman Beginner Tutorial</text:span></text:a><text:span text:style-name="T2"> </text:span></text:p>
      <text:p text:style-name="Standard"><text:span text:style-name="T2"/></text:p>
      <text:p text:style-name="Standard"><text:span text:style-name="T2"/></text:p>
      <text:section text:style-name="Sect1" text:name="contents">
        <text:section text:style-name="Sect1" text:name="Section7">
          <text:section text:style-name="Sect1" text:name="Section8">
            <text:section text:style-name="Sect1" text:name="content">
              <text:section text:style-name="Sect1" text:name="meta">
                <text:h text:style-name="P2" text:outline-level="3"><text:bookmark text:name="video-title"/>POSTMAN BEGINNER TUTORIAL 1 - Introduction | What is POSTMAN</text:h>
                <text:h text:style-name="P2" text:outline-level="3"><text:bookmark text:name="video-title1"/><text:bookmark text:name="meta"/>POSTMAN BEGINNER TUTORIAL 2 ?? Understanding POSTMAN UI</text:h>
                <text:h text:style-name="P2" text:outline-level="3"><text:s/><text:bookmark text:name="meta1"/><text:bookmark text:name="video-title2"/>POSTMAN BEGINNER TUTORIAL 3 ?? How to create First API Request </text:h>
              </text:section>
            </text:section>
            <text:section text:style-name="Sect1" text:name="Section36">
              <text:section text:style-name="Sect1" text:name="Section40">
                <text:h text:style-name="P2" text:outline-level="3"><text:bookmark text:name="meta2"/><text:bookmark text:name="video-title3"/>POSTMAN BEGINNER TUTORIAL 4 ?? What is Collection | How to Create Collections :</text:h>
                <text:h text:style-name="P2" text:outline-level="3"><text:bookmark text:name="meta3"/><text:bookmark text:name="video-title4"/>POSTMAN BEGINNER TUTORIAL 5 ?? How to run COLLECTIONS (Collection Runner</text:h>
                <text:h text:style-name="P2" text:outline-level="3"><text:bookmark text:name="meta4"/><text:bookmark text:name="video-title5"/>POSTMAN BEGINNER TUTORIAL 6 ?? VARIABLES | How to create and refer </text:h>
              </text:section>
            </text:section>
            <text:section text:style-name="Sect1" text:name="Section72">
              <text:section text:style-name="Sect1" text:name="Section76">
                <text:h text:style-name="Heading_20_3" text:outline-level="3"><text:bookmark text:name="meta5"/><text:bookmark text:name="video-title6"/>POSTMAN BEGINNER TUTORIAL 7 ?? How to set and get VARIABLES through SCRIPTING </text:h>
              </text:section>
            </text:section>
            <text:section text:style-name="Sect1" text:name="Section84">
              <text:section text:style-name="Sect1" text:name="Section88">
                <text:h text:style-name="Heading_20_3" text:outline-level="3"><text:bookmark text:name="meta6"/><text:bookmark text:name="video-title7"/>POSTMAN BEGINNER TUTORIAL 8 ?? How to create ENVIRONMENTS </text:h>
              </text:section>
            </text:section>
            <text:section text:style-name="Sect1" text:name="Section96">
              <text:section text:style-name="Sect1" text:name="Section100">
                <text:h text:style-name="Heading_20_3" text:outline-level="3"><text:bookmark text:name="video-title8"/><text:bookmark text:name="meta7"/>POSTMAN BEGINNER TUTORIAL 9 ?? How to create Quick Scripts </text:h>
              </text:section>
            </text:section>
            <text:section text:style-name="Sect1" text:name="Section108">
              <text:section text:style-name="Sect1" text:name="Section112">
                <text:h text:style-name="Heading_20_3" text:outline-level="3"><text:bookmark text:name="meta8"/><text:bookmark text:name="video-title9"/>POSTMAN BEGINNER TUTORIAL 10 ?? How to create First TEST </text:h>
              </text:section>
            </text:section>
            <text:section text:style-name="Sect1" text:name="Section120">
              <text:section text:style-name="Sect1" text:name="Section124">
                <text:h text:style-name="Heading_20_3" text:outline-level="3"><text:bookmark text:name="meta9"/><text:bookmark text:name="video-title10"/>POSTMAN BEGINNER TUTORIAL 11 ?? How to DEBUG </text:h>
              </text:section>
            </text:section>
            <text:section text:style-name="Sect1" text:name="Section132">
              <text:section text:style-name="Sect1" text:name="Section136">
                <text:h text:style-name="Heading_20_3" text:outline-level="3"><text:bookmark text:name="meta10"/><text:bookmark text:name="video-title11"/>POSTMAN BEGINNER TUTORIAL 12 ?? How to run from Command Line (Newman) </text:h>
              </text:section>
            </text:section>
            <text:section text:style-name="Sect1" text:name="Section144">
              <text:section text:style-name="Sect1" text:name="Section148">
                <text:h text:style-name="Heading_20_3" text:outline-level="3"><text:bookmark text:name="meta11"/><text:bookmark text:name="video-title12"/>POSTMAN BEGINNER TUTORIAL 13 ?? How to run from JENKINS </text:h>
              </text:section>
            </text:section>
            <text:section text:style-name="Sect1" text:name="Section156">
              <text:section text:style-name="Sect1" text:name="Section160">
                <text:h text:style-name="P2" text:outline-level="3"><text:bookmark text:name="video-title13"/><text:bookmark text:name="meta12"/>POSTMAN BEGINNER TUTORIAL 14 ?? How to create and manage WORKSPACES </text:h>
              </text:section>
            </text:section>
            <text:section text:style-name="Sect1" text:name="Section168">
              <text:section text:style-name="Sect1" text:name="Section172">
                <text:h text:style-name="Heading_20_3" text:outline-level="3"><text:bookmark text:name="meta13"/><text:bookmark text:name="video-title14"/>POSTMAN BEGINNER TUTORIAL 15 ?? Data Driven Testing | How to get data from CSV, JSON file </text:h>
              </text:section>
            </text:section>
            <text:section text:style-name="Sect1" text:name="Section180">
              <text:section text:style-name="Sect1" text:name="Section184">
                <text:h text:style-name="Heading_20_3" text:outline-level="3"><text:bookmark text:name="meta14"/><text:bookmark text:name="video-title15"/>POSTMAN BEGINNER TUTORIAL 16 ?? Run Collections Remotely with URL </text:h>
              </text:section>
            </text:section>
            <text:section text:style-name="Sect1" text:name="Section192">
              <text:section text:style-name="Sect1" text:name="Section196">
                <text:h text:style-name="Heading_20_3" text:outline-level="3"><text:bookmark text:name="meta15"/><text:bookmark text:name="video-title16"/>POSTMAN BEGINNER TUTORIAL 17 ?? How to run SOAP requests </text:h>
                <text:section text:style-name="Sect1" text:name="Section197">
                  <text:section text:style-name="Sect1" text:name="Section198">
                    <text:section text:style-name="Sect1" text:name="Section199">
                      <text:p text:style-name="Text_20_body"><text:s/></text:p>
                    </text:section>
                  </text:section>
                  <text:section text:style-name="Sect1" text:name="Section200">
                    <text:p text:style-name="Text_20_body"><text:bookmark text:name="metadata-line15"/></text:p>
                  </text:section>
                </text:section>
                <text:section text:style-name="Sect1" text:name="Section201">
                  <text:p text:style-name="Text_20_body"><text:bookmark text:name="additional-metadata-line15"/><text:soft-page-break/></text:p>
                </text:section>
              </text:section>
            </text:section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5:07:58.962789001</meta:creation-date>
    <dc:date>2018-11-04T15:20:42.095717580</dc:date>
    <meta:editing-duration>PT2M32S</meta:editing-duration>
    <meta:editing-cycles>1</meta:editing-cycles>
    <meta:document-statistic meta:table-count="0" meta:image-count="0" meta:object-count="0" meta:page-count="2" meta:paragraph-count="19" meta:word-count="189" meta:character-count="1128" meta:non-whitespace-character-count="941"/>
    <meta:generator>LibreOffice/6.0.6.2$Linux_X86_64 LibreOffice_project/00m0$Build-2</meta:generator>
  </office:meta>
</office:document-meta>
</file>